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era256.comp" table:style-name="ta1">
        <table:shapes>
          <draw:frame draw:z-index="0" draw:style-name="gr1" draw:text-style-name="P1" svg:width="15.996cm" svg:height="9.004cm" svg:x="16.189cm" svg:y="3.905cm">
            <draw:object draw:notify-on-update-of-ranges="'camera256.comp'.A1:'camera256.comp'.A256 'camera256.comp'.B1:'camera256.comp'.B2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3.67172808823956" calcext:value-type="float">
            <text:p>3.6717280882</text:p>
          </table:table-cell>
          <table:table-cell office:value-type="float" office:value="4696" calcext:value-type="float">
            <text:p>4696</text:p>
          </table:table-cell>
          <table:table-cell table:formula="of:=[.A1]*[.C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SUM([.D1:.D256])/SUM([.C1:.C256])" office:value-type="float" office:value="69.5517385986371" calcext:value-type="float">
            <text:p>69.5517385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3.2513948500401" calcext:value-type="float">
            <text:p>3.25139485</text:p>
          </table:table-cell>
          <table:table-cell office:value-type="float" office:value="1784" calcext:value-type="float">
            <text:p>1784</text:p>
          </table:table-cell>
          <table:table-cell table:formula="of:=[.A2]*[.C2]" office:value-type="float" office:value="1784" calcext:value-type="float">
            <text:p>1784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C1:.C256])" office:value-type="float" office:value="336.865541970434" calcext:value-type="float">
            <text:p>336.8655419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11793383503964" calcext:value-type="float">
            <text:p>3.117933835</text:p>
          </table:table-cell>
          <table:table-cell office:value-type="float" office:value="1312" calcext:value-type="float">
            <text:p>1312</text:p>
          </table:table-cell>
          <table:table-cell table:formula="of:=[.A3]*[.C3]"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02407498730743" calcext:value-type="float">
            <text:p>3.0240749873</text:p>
          </table:table-cell>
          <table:table-cell office:value-type="float" office:value="1057" calcext:value-type="float">
            <text:p>1057</text:p>
          </table:table-cell>
          <table:table-cell table:formula="of:=[.A4]*[.C4]"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2.95230800966212" calcext:value-type="float">
            <text:p>2.9523080097</text:p>
          </table:table-cell>
          <table:table-cell office:value-type="float" office:value="896" calcext:value-type="float">
            <text:p>896</text:p>
          </table:table-cell>
          <table:table-cell table:formula="of:=[.A5]*[.C5]"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85064623518307" calcext:value-type="float">
            <text:p>2.8506462352</text:p>
          </table:table-cell>
          <table:table-cell office:value-type="float" office:value="709" calcext:value-type="float">
            <text:p>709</text:p>
          </table:table-cell>
          <table:table-cell table:formula="of:=[.A6]*[.C6]"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2.80071707828238" calcext:value-type="float">
            <text:p>2.8007170783</text:p>
          </table:table-cell>
          <table:table-cell office:value-type="float" office:value="632" calcext:value-type="float">
            <text:p>632</text:p>
          </table:table-cell>
          <table:table-cell table:formula="of:=[.A7]*[.C7]"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2.70243053644552" calcext:value-type="float">
            <text:p>2.7024305364</text:p>
          </table:table-cell>
          <table:table-cell office:value-type="float" office:value="504" calcext:value-type="float">
            <text:p>504</text:p>
          </table:table-cell>
          <table:table-cell table:formula="of:=[.A8]*[.C8]"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2.61489721603313" calcext:value-type="float">
            <text:p>2.614897216</text:p>
          </table:table-cell>
          <table:table-cell office:value-type="float" office:value="412" calcext:value-type="float">
            <text:p>412</text:p>
          </table:table-cell>
          <table:table-cell table:formula="of:=[.A9]*[.C9]"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2.63042787502502" calcext:value-type="float">
            <text:p>2.630427875</text:p>
          </table:table-cell>
          <table:table-cell office:value-type="float" office:value="427" calcext:value-type="float">
            <text:p>427</text:p>
          </table:table-cell>
          <table:table-cell table:formula="of:=[.A10]*[.C10]"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2.54406804435028" calcext:value-type="float">
            <text:p>2.5440680444</text:p>
          </table:table-cell>
          <table:table-cell office:value-type="float" office:value="350" calcext:value-type="float">
            <text:p>350</text:p>
          </table:table-cell>
          <table:table-cell table:formula="of:=[.A11]*[.C11]"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2.42488163663107" calcext:value-type="float">
            <text:p>2.4248816366</text:p>
          </table:table-cell>
          <table:table-cell office:value-type="float" office:value="266" calcext:value-type="float">
            <text:p>266</text:p>
          </table:table-cell>
          <table:table-cell table:formula="of:=[.A12]*[.C12]"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C13])" office:value-type="float" office:value="2.41995574848976" calcext:value-type="float">
            <text:p>2.4199557485</text:p>
          </table:table-cell>
          <table:table-cell office:value-type="float" office:value="263" calcext:value-type="float">
            <text:p>263</text:p>
          </table:table-cell>
          <table:table-cell table:formula="of:=[.A13]*[.C13]"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C14])" office:value-type="float" office:value="2.35218251811136" calcext:value-type="float">
            <text:p>2.3521825181</text:p>
          </table:table-cell>
          <table:table-cell office:value-type="float" office:value="225" calcext:value-type="float">
            <text:p>225</text:p>
          </table:table-cell>
          <table:table-cell table:formula="of:=[.A14]*[.C14]"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C15])" office:value-type="float" office:value="2.32633586092875" calcext:value-type="float">
            <text:p>2.3263358609</text:p>
          </table:table-cell>
          <table:table-cell office:value-type="float" office:value="212" calcext:value-type="float">
            <text:p>212</text:p>
          </table:table-cell>
          <table:table-cell table:formula="of:=[.A15]*[.C15]"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C16])" office:value-type="float" office:value="2.31806333496276" calcext:value-type="float">
            <text:p>2.318063335</text:p>
          </table:table-cell>
          <table:table-cell office:value-type="float" office:value="208" calcext:value-type="float">
            <text:p>208</text:p>
          </table:table-cell>
          <table:table-cell table:formula="of:=[.A16]*[.C16]"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C17])" office:value-type="float" office:value="2.30102999566398" calcext:value-type="float">
            <text:p>2.3010299957</text:p>
          </table:table-cell>
          <table:table-cell office:value-type="float" office:value="200" calcext:value-type="float">
            <text:p>200</text:p>
          </table:table-cell>
          <table:table-cell table:formula="of:=[.A17]*[.C17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C18])" office:value-type="float" office:value="2.30535136944662" calcext:value-type="float">
            <text:p>2.3053513694</text:p>
          </table:table-cell>
          <table:table-cell office:value-type="float" office:value="202" calcext:value-type="float">
            <text:p>202</text:p>
          </table:table-cell>
          <table:table-cell table:formula="of:=[.A18]*[.C18]"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C19])" office:value-type="float" office:value="2.18752072083646" calcext:value-type="float">
            <text:p>2.1875207208</text:p>
          </table:table-cell>
          <table:table-cell office:value-type="float" office:value="154" calcext:value-type="float">
            <text:p>154</text:p>
          </table:table-cell>
          <table:table-cell table:formula="of:=[.A19]*[.C19]"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C20])" office:value-type="float" office:value="2.16136800223497" calcext:value-type="float">
            <text:p>2.1613680022</text:p>
          </table:table-cell>
          <table:table-cell office:value-type="float" office:value="145" calcext:value-type="float">
            <text:p>145</text:p>
          </table:table-cell>
          <table:table-cell table:formula="of:=[.A20]*[.C20]"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C21])" office:value-type="float" office:value="2.17318626841227" calcext:value-type="float">
            <text:p>2.1731862684</text:p>
          </table:table-cell>
          <table:table-cell office:value-type="float" office:value="149" calcext:value-type="float">
            <text:p>149</text:p>
          </table:table-cell>
          <table:table-cell table:formula="of:=[.A21]*[.C21]"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C22])" office:value-type="float" office:value="2.19312459835446" calcext:value-type="float">
            <text:p>2.1931245984</text:p>
          </table:table-cell>
          <table:table-cell office:value-type="float" office:value="156" calcext:value-type="float">
            <text:p>156</text:p>
          </table:table-cell>
          <table:table-cell table:formula="of:=[.A22]*[.C22]"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C23])" office:value-type="float" office:value="2.18184358794477" calcext:value-type="float">
            <text:p>2.1818435879</text:p>
          </table:table-cell>
          <table:table-cell office:value-type="float" office:value="152" calcext:value-type="float">
            <text:p>152</text:p>
          </table:table-cell>
          <table:table-cell table:formula="of:=[.A23]*[.C23]"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C24])" office:value-type="float" office:value="2.13353890837022" calcext:value-type="float">
            <text:p>2.1335389084</text:p>
          </table:table-cell>
          <table:table-cell office:value-type="float" office:value="136" calcext:value-type="float">
            <text:p>136</text:p>
          </table:table-cell>
          <table:table-cell table:formula="of:=[.A24]*[.C24]"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C25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  <table:table-cell table:formula="of:=[.A25]*[.C25]"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C26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  <table:table-cell table:formula="of:=[.A26]*[.C26]"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C27])" office:value-type="float" office:value="2.14921911265538" calcext:value-type="float">
            <text:p>2.1492191127</text:p>
          </table:table-cell>
          <table:table-cell office:value-type="float" office:value="141" calcext:value-type="float">
            <text:p>141</text:p>
          </table:table-cell>
          <table:table-cell table:formula="of:=[.A27]*[.C27]"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C28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  <table:table-cell table:formula="of:=[.A28]*[.C28]"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C29])" office:value-type="float" office:value="2.04532297878666" calcext:value-type="float">
            <text:p>2.0453229788</text:p>
          </table:table-cell>
          <table:table-cell office:value-type="float" office:value="111" calcext:value-type="float">
            <text:p>111</text:p>
          </table:table-cell>
          <table:table-cell table:formula="of:=[.A29]*[.C29]"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C30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  <table:table-cell table:formula="of:=[.A30]*[.C30]"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C31])" office:value-type="float" office:value="2.02118929906994" calcext:value-type="float">
            <text:p>2.0211892991</text:p>
          </table:table-cell>
          <table:table-cell office:value-type="float" office:value="105" calcext:value-type="float">
            <text:p>105</text:p>
          </table:table-cell>
          <table:table-cell table:formula="of:=[.A31]*[.C31]"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C32])" office:value-type="float" office:value="1.98677173426624" calcext:value-type="float">
            <text:p>1.9867717343</text:p>
          </table:table-cell>
          <table:table-cell office:value-type="float" office:value="97" calcext:value-type="float">
            <text:p>97</text:p>
          </table:table-cell>
          <table:table-cell table:formula="of:=[.A32]*[.C32]"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C33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  <table:table-cell table:formula="of:=[.A33]*[.C33]"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C34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  <table:table-cell table:formula="of:=[.A34]*[.C34]"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C35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35]*[.C35]"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C36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  <table:table-cell table:formula="of:=[.A36]*[.C36]"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C37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  <table:table-cell table:formula="of:=[.A37]*[.C37]"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C38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  <table:table-cell table:formula="of:=[.A38]*[.C38]"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C39])" office:value-type="float" office:value="1.99563519459755" calcext:value-type="float">
            <text:p>1.9956351946</text:p>
          </table:table-cell>
          <table:table-cell office:value-type="float" office:value="99" calcext:value-type="float">
            <text:p>99</text:p>
          </table:table-cell>
          <table:table-cell table:formula="of:=[.A39]*[.C39]"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C40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40]*[.C40]"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C41])" office:value-type="float" office:value="1.93449845124357" calcext:value-type="float">
            <text:p>1.9344984512</text:p>
          </table:table-cell>
          <table:table-cell office:value-type="float" office:value="86" calcext:value-type="float">
            <text:p>86</text:p>
          </table:table-cell>
          <table:table-cell table:formula="of:=[.A41]*[.C41]"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C42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42]*[.C42]"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C43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  <table:table-cell table:formula="of:=[.A43]*[.C43]"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C44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44]*[.C44]"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C45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45]*[.C45]"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C46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  <table:table-cell table:formula="of:=[.A46]*[.C46]"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C47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  <table:table-cell table:formula="of:=[.A47]*[.C47]"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C48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  <table:table-cell table:formula="of:=[.A48]*[.C48]"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C49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49]*[.C49]"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C50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50]*[.C50]"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C51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51]*[.C51]"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OG([.C52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52]*[.C52]"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G([.C53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53]*[.C53]"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OG([.C54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54]*[.C54]"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G([.C55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55]*[.C55]"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OG([.C56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56]*[.C56]"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G([.C57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57]*[.C57]"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OG([.C58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58]*[.C58]"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G([.C59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  <table:table-cell table:formula="of:=[.A59]*[.C59]"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OG([.C60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60]*[.C60]"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G([.C61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  <table:table-cell table:formula="of:=[.A61]*[.C61]"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OG([.C62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  <table:table-cell table:formula="of:=[.A62]*[.C62]"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G([.C63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63]*[.C63]"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OG([.C64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64]*[.C64]"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OG([.C65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65]*[.C65]"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OG([.C66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66]*[.C66]"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G([.C67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67]*[.C67]"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OG([.C68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  <table:table-cell table:formula="of:=[.A68]*[.C68]"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G([.C69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69]*[.C69]"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OG([.C70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  <table:table-cell table:formula="of:=[.A70]*[.C70]"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G([.C71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71]*[.C71]"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OG([.C72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  <table:table-cell table:formula="of:=[.A72]*[.C72]"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G([.C73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73]*[.C73]"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OG([.C74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74]*[.C74]"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G([.C75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75]*[.C75]"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OG([.C76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  <table:table-cell table:formula="of:=[.A76]*[.C76]"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G([.C77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  <table:table-cell table:formula="of:=[.A77]*[.C77]"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OG([.C78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  <table:table-cell table:formula="of:=[.A78]*[.C78]"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G([.C79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79]*[.C79]"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OG([.C80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  <table:table-cell table:formula="of:=[.A80]*[.C80]"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G([.C81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  <table:table-cell table:formula="of:=[.A81]*[.C81]"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OG([.C82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82]*[.C82]"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G([.C83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83]*[.C83]"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OG([.C84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84]*[.C84]"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G([.C85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  <table:table-cell table:formula="of:=[.A85]*[.C85]"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OG([.C86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86]*[.C86]"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G([.C87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87]*[.C87]"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OG([.C88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  <table:table-cell table:formula="of:=[.A88]*[.C88]"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G([.C89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  <table:table-cell table:formula="of:=[.A89]*[.C89]"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OG([.C90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90]*[.C90]"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G([.C91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91]*[.C91]"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OG([.C92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92]*[.C92]"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G([.C93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  <table:table-cell table:formula="of:=[.A93]*[.C93]"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OG([.C94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  <table:table-cell table:formula="of:=[.A94]*[.C94]"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G([.C95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95]*[.C95]"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OG([.C96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  <table:table-cell table:formula="of:=[.A96]*[.C96]"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G([.C97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  <table:table-cell table:formula="of:=[.A97]*[.C97]"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G([.C98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98]*[.C98]"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G([.C99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  <table:table-cell table:formula="of:=[.A99]*[.C99]"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OG([.C100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100]*[.C100]"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([.C101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101]*[.C101]"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OG([.C102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  <table:table-cell table:formula="of:=[.A102]*[.C102]"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OG([.C103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103]*[.C103]"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OG([.C104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104]*[.C104]"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OG([.C105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105]*[.C105]"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OG([.C106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106]*[.C106]"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OG([.C107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107]*[.C107]"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OG([.C108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108]*[.C108]"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OG([.C109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109]*[.C109]"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OG([.C110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110]*[.C110]"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OG([.C111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  <table:table-cell table:formula="of:=[.A111]*[.C111]"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OG([.C112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112]*[.C112]"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OG([.C113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113]*[.C113]"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OG([.C114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  <table:table-cell table:formula="of:=[.A114]*[.C114]"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OG([.C115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  <table:table-cell table:formula="of:=[.A115]*[.C115]"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OG([.C116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116]*[.C116]"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OG([.C117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117]*[.C117]"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OG([.C118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118]*[.C118]"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OG([.C119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  <table:table-cell table:formula="of:=[.A119]*[.C119]"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OG([.C120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  <table:table-cell table:formula="of:=[.A120]*[.C120]"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OG([.C121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  <table:table-cell table:formula="of:=[.A121]*[.C121]"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OG([.C122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122]*[.C122]"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OG([.C123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  <table:table-cell table:formula="of:=[.A123]*[.C123]"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LOG([.C124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124]*[.C124]"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G([.C125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125]*[.C125]"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OG([.C126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  <table:table-cell table:formula="of:=[.A126]*[.C126]"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OG([.C127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  <table:table-cell table:formula="of:=[.A127]*[.C127]"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LOG([.C128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128]*[.C128]"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LOG([.C129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129]*[.C129]"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LOG([.C130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130]*[.C130]"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LOG([.C131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131]*[.C131]"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LOG([.C132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132]*[.C132]"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LOG([.C133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133]*[.C133]"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LOG([.C134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134]*[.C134]"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LOG([.C135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  <table:table-cell table:formula="of:=[.A135]*[.C135]"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LOG([.C136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136]*[.C136]"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LOG([.C137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137]*[.C137]"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LOG([.C138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138]*[.C138]"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LOG([.C139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139]*[.C139]"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LOG([.C140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  <table:table-cell table:formula="of:=[.A140]*[.C140]"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OG([.C141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141]*[.C141]"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LOG([.C142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  <table:table-cell table:formula="of:=[.A142]*[.C142]"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LOG([.C143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143]*[.C143]"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LOG([.C144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  <table:table-cell table:formula="of:=[.A144]*[.C144]"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LOG([.C145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145]*[.C145]"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LOG([.C146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146]*[.C146]"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LOG([.C147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147]*[.C147]"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LOG([.C148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  <table:table-cell table:formula="of:=[.A148]*[.C148]"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LOG([.C149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149]*[.C149]"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LOG([.C150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150]*[.C150]"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LOG([.C151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151]*[.C151]"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LOG([.C152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152]*[.C152]"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LOG([.C153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  <table:table-cell table:formula="of:=[.A153]*[.C153]"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LOG([.C154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154]*[.C154]"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LOG([.C155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155]*[.C155]"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LOG([.C156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156]*[.C156]"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LOG([.C157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157]*[.C157]"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OG([.C158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158]*[.C158]"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LOG([.C159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159]*[.C159]"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LOG([.C160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160]*[.C160]"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OG([.C161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161]*[.C161]"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LOG([.C162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  <table:table-cell table:formula="of:=[.A162]*[.C162]"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LOG([.C163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  <table:table-cell table:formula="of:=[.A163]*[.C163]"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LOG([.C164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164]*[.C164]"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LOG([.C16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165]*[.C165]"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LOG([.C166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166]*[.C166]"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LOG([.C167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  <table:table-cell table:formula="of:=[.A167]*[.C167]"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LOG([.C168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168]*[.C168]"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LOG([.C169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169]*[.C169]"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LOG([.C170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170]*[.C170]"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LOG([.C171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  <table:table-cell table:formula="of:=[.A171]*[.C171]"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LOG([.C172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172]*[.C172]"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LOG([.C173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173]*[.C173]"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LOG([.C174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  <table:table-cell table:formula="of:=[.A174]*[.C174]"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LOG([.C17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175]*[.C175]"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LOG([.C176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  <table:table-cell table:formula="of:=[.A176]*[.C176]"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LOG([.C177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177]*[.C177]"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LOG([.C178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178]*[.C178]"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LOG([.C179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179]*[.C179]"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LOG([.C180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180]*[.C180]"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OG([.C181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181]*[.C181]"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LOG([.C182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182]*[.C182]"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LOG([.C183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183]*[.C183]"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LOG([.C184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184]*[.C184]"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LOG([.C185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185]*[.C185]"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LOG([.C18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186]*[.C186]"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LOG([.C187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187]*[.C187]"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LOG([.C188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188]*[.C188]"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LOG([.C18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189]*[.C189]"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LOG([.C190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190]*[.C190]"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LOG([.C191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191]*[.C191]"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LOG([.C192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192]*[.C192]"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LOG([.C193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193]*[.C193]"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LOG([.C194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194]*[.C194]"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LOG([.C19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195]*[.C195]"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LOG([.C196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  <table:table-cell table:formula="of:=[.A196]*[.C196]"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LOG([.C197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  <table:table-cell table:formula="of:=[.A197]*[.C197]"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LOG([.C198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198]*[.C198]"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LOG([.C199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199]*[.C199]"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LOG([.C200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200]*[.C200]"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OG([.C201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201]*[.C201]"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LOG([.C202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202]*[.C202]"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LOG([.C203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203]*[.C203]"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LOG([.C204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204]*[.C204]"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LOG([.C205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205]*[.C205]"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LOG([.C206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  <table:table-cell table:formula="of:=[.A206]*[.C206]"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LOG([.C20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207]*[.C207]"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LOG([.C208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208]*[.C208]"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LOG([.C209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  <table:table-cell table:formula="of:=[.A209]*[.C209]"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LOG([.C210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210]*[.C210]"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LOG([.C211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  <table:table-cell table:formula="of:=[.A211]*[.C211]"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OG([.C212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212]*[.C212]"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LOG([.C213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213]*[.C213]"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LOG([.C214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  <table:table-cell table:formula="of:=[.A214]*[.C214]"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LOG([.C215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  <table:table-cell table:formula="of:=[.A215]*[.C215]"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LOG([.C216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216]*[.C216]"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LOG([.C217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  <table:table-cell table:formula="of:=[.A217]*[.C217]"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LOG([.C218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  <table:table-cell table:formula="of:=[.A218]*[.C218]"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LOG([.C219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  <table:table-cell table:formula="of:=[.A219]*[.C219]"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LOG([.C220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  <table:table-cell table:formula="of:=[.A220]*[.C220]"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OG([.C221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221]*[.C221]"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LOG([.C222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222]*[.C222]"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LOG([.C223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  <table:table-cell table:formula="of:=[.A223]*[.C223]"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LOG([.C224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  <table:table-cell table:formula="of:=[.A224]*[.C224]"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LOG([.C225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  <table:table-cell table:formula="of:=[.A225]*[.C225]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LOG([.C226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  <table:table-cell table:formula="of:=[.A226]*[.C226]" office:value-type="float" office:value="11250" calcext:value-type="float">
            <text:p>1125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LOG([.C227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227]*[.C227]" office:value-type="float" office:value="12656" calcext:value-type="float">
            <text:p>1265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LOG([.C228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228]*[.C228]"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LOG([.C229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229]*[.C229]" office:value-type="float" office:value="13452" calcext:value-type="float">
            <text:p>1345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LOG([.C230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230]*[.C230]" office:value-type="float" office:value="12824" calcext:value-type="float">
            <text:p>12824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LOG([.C231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231]*[.C231]" office:value-type="float" office:value="13570" calcext:value-type="float">
            <text:p>1357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LOG([.C232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232]*[.C232]" office:value-type="float" office:value="13167" calcext:value-type="float">
            <text:p>1316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LOG([.C233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233]*[.C233]" office:value-type="float" office:value="14384" calcext:value-type="float">
            <text:p>14384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LOG([.C234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  <table:table-cell table:formula="of:=[.A234]*[.C234]" office:value-type="float" office:value="11184" calcext:value-type="float">
            <text:p>1118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LOG([.C235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235]*[.C235]" office:value-type="float" office:value="13572" calcext:value-type="float">
            <text:p>1357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LOG([.C236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236]*[.C236]" office:value-type="float" office:value="14335" calcext:value-type="float">
            <text:p>143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LOG([.C237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237]*[.C237]" office:value-type="float" office:value="15812" calcext:value-type="float">
            <text:p>15812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LOG([.C238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238]*[.C238]" office:value-type="float" office:value="17064" calcext:value-type="float">
            <text:p>17064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LOG([.C239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239]*[.C239]" office:value-type="float" office:value="19040" calcext:value-type="float">
            <text:p>1904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OG([.C240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240]*[.C240]" office:value-type="float" office:value="13623" calcext:value-type="float">
            <text:p>13623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OG([.C241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241]*[.C241]" office:value-type="float" office:value="19200" calcext:value-type="float">
            <text:p>1920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LOG([.C242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  <table:table-cell table:formula="of:=[.A242]*[.C242]" office:value-type="float" office:value="22413" calcext:value-type="float">
            <text:p>2241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LOG([.C243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  <table:table-cell table:formula="of:=[.A243]*[.C243]" office:value-type="float" office:value="21538" calcext:value-type="float">
            <text:p>21538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LOG([.C244])" office:value-type="float" office:value="1.9912260756925" calcext:value-type="float">
            <text:p>1.9912260757</text:p>
          </table:table-cell>
          <table:table-cell office:value-type="float" office:value="98" calcext:value-type="float">
            <text:p>98</text:p>
          </table:table-cell>
          <table:table-cell table:formula="of:=[.A244]*[.C244]" office:value-type="float" office:value="23814" calcext:value-type="float">
            <text:p>2381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LOG([.C245])" office:value-type="float" office:value="2.06818586174616" calcext:value-type="float">
            <text:p>2.0681858617</text:p>
          </table:table-cell>
          <table:table-cell office:value-type="float" office:value="117" calcext:value-type="float">
            <text:p>117</text:p>
          </table:table-cell>
          <table:table-cell table:formula="of:=[.A245]*[.C245]" office:value-type="float" office:value="28548" calcext:value-type="float">
            <text:p>28548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LOG([.C246])" office:value-type="float" office:value="2.08278537031645" calcext:value-type="float">
            <text:p>2.0827853703</text:p>
          </table:table-cell>
          <table:table-cell office:value-type="float" office:value="121" calcext:value-type="float">
            <text:p>121</text:p>
          </table:table-cell>
          <table:table-cell table:formula="of:=[.A246]*[.C246]" office:value-type="float" office:value="29645" calcext:value-type="float">
            <text:p>296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LOG([.C247])" office:value-type="float" office:value="2.13033376849501" calcext:value-type="float">
            <text:p>2.1303337685</text:p>
          </table:table-cell>
          <table:table-cell office:value-type="float" office:value="135" calcext:value-type="float">
            <text:p>135</text:p>
          </table:table-cell>
          <table:table-cell table:formula="of:=[.A247]*[.C247]" office:value-type="float" office:value="33210" calcext:value-type="float">
            <text:p>3321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LOG([.C248])" office:value-type="float" office:value="2.15836249209525" calcext:value-type="float">
            <text:p>2.1583624921</text:p>
          </table:table-cell>
          <table:table-cell office:value-type="float" office:value="144" calcext:value-type="float">
            <text:p>144</text:p>
          </table:table-cell>
          <table:table-cell table:formula="of:=[.A248]*[.C248]" office:value-type="float" office:value="35568" calcext:value-type="float">
            <text:p>3556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LOG([.C249])" office:value-type="float" office:value="2.12710479836481" calcext:value-type="float">
            <text:p>2.1271047984</text:p>
          </table:table-cell>
          <table:table-cell office:value-type="float" office:value="134" calcext:value-type="float">
            <text:p>134</text:p>
          </table:table-cell>
          <table:table-cell table:formula="of:=[.A249]*[.C249]" office:value-type="float" office:value="33232" calcext:value-type="float">
            <text:p>3323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LOG([.C250])" office:value-type="float" office:value="2.2380461031288" calcext:value-type="float">
            <text:p>2.2380461031</text:p>
          </table:table-cell>
          <table:table-cell office:value-type="float" office:value="173" calcext:value-type="float">
            <text:p>173</text:p>
          </table:table-cell>
          <table:table-cell table:formula="of:=[.A250]*[.C250]" office:value-type="float" office:value="43077" calcext:value-type="float">
            <text:p>43077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LOG([.C251])" office:value-type="float" office:value="2.25042000230889" calcext:value-type="float">
            <text:p>2.2504200023</text:p>
          </table:table-cell>
          <table:table-cell office:value-type="float" office:value="178" calcext:value-type="float">
            <text:p>178</text:p>
          </table:table-cell>
          <table:table-cell table:formula="of:=[.A251]*[.C251]" office:value-type="float" office:value="44500" calcext:value-type="float">
            <text:p>4450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LOG([.C252])" office:value-type="float" office:value="2.26245108973043" calcext:value-type="float">
            <text:p>2.2624510897</text:p>
          </table:table-cell>
          <table:table-cell office:value-type="float" office:value="183" calcext:value-type="float">
            <text:p>183</text:p>
          </table:table-cell>
          <table:table-cell table:formula="of:=[.A252]*[.C252]" office:value-type="float" office:value="45933" calcext:value-type="float">
            <text:p>4593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LOG([.C253])" office:value-type="float" office:value="2.32428245529769" calcext:value-type="float">
            <text:p>2.3242824553</text:p>
          </table:table-cell>
          <table:table-cell office:value-type="float" office:value="211" calcext:value-type="float">
            <text:p>211</text:p>
          </table:table-cell>
          <table:table-cell table:formula="of:=[.A253]*[.C253]" office:value-type="float" office:value="53172" calcext:value-type="float">
            <text:p>5317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LOG([.C254])" office:value-type="float" office:value="2.38916608436453" calcext:value-type="float">
            <text:p>2.3891660844</text:p>
          </table:table-cell>
          <table:table-cell office:value-type="float" office:value="245" calcext:value-type="float">
            <text:p>245</text:p>
          </table:table-cell>
          <table:table-cell table:formula="of:=[.A254]*[.C254]" office:value-type="float" office:value="61985" calcext:value-type="float">
            <text:p>619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LOG([.C255])" office:value-type="float" office:value="2.44404479591808" calcext:value-type="float">
            <text:p>2.4440447959</text:p>
          </table:table-cell>
          <table:table-cell office:value-type="float" office:value="278" calcext:value-type="float">
            <text:p>278</text:p>
          </table:table-cell>
          <table:table-cell table:formula="of:=[.A255]*[.C255]" office:value-type="float" office:value="70612" calcext:value-type="float">
            <text:p>70612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OG([.C256])" office:value-type="float" office:value="2.55144999797287" calcext:value-type="float">
            <text:p>2.551449998</text:p>
          </table:table-cell>
          <table:table-cell office:value-type="float" office:value="356" calcext:value-type="float">
            <text:p>356</text:p>
          </table:table-cell>
          <table:table-cell table:formula="of:=[.A256]*[.C256]" office:value-type="float" office:value="90780" calcext:value-type="float">
            <text:p>907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15:13.22555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7:21:12.764588901</dc:date>
    <dc:creator>patrick </dc:creator>
    <meta:editing-duration>PT11M5S</meta:editing-duration>
    <meta:editing-cycles>6</meta:editing-cycles>
    <meta:generator>LibreOffice/4.3.3.2$Linux_X86_64 LibreOffice_project/430m0$Build-2</meta:generator>
    <meta:document-statistic meta:table-count="1" meta:cell-count="10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plot-area chart:style-name="ch2" table:cell-range-address="'camera256.comp'.A1:'camera256.comp'.B256" chart:data-source-has-labels="column" svg:x="1.33cm" svg:y="0.18cm" svg:width="14.348cm" svg:height="7.664cm">
          <chartooo:coordinate-region svg:x="2.057cm" svg:y="0.379cm" svg:width="13.611cm" svg:height="6.541cm"/>
          <chart:axis chart:dimension="x" chart:name="primary-x" chart:style-name="ch3" chartooo:axis-type="auto">
            <chartooo:date-scale/>
            <chart:title svg:x="7.997cm" svg:y="8.024cm" chart:style-name="ch4">
              <text:p>offsets</text:p>
            </chart:title>
            <chart:categories table:cell-range-address="'camera256.comp'.A1:'camera256.comp'.A256"/>
          </chart:axis>
          <chart:axis chart:dimension="y" chart:name="primary-y" chart:style-name="ch5">
            <chart:title svg:x="0.451cm" svg:y="5.247cm" chart:style-name="ch6">
              <text:p>frequencies(log)</text:p>
            </chart:title>
            <chart:grid chart:style-name="ch7" chart:class="major"/>
          </chart:axis>
          <chart:series chart:style-name="ch8" chart:values-cell-range-address="'camera256.comp'.B1:'camera256.comp'.B256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mera256.comp'.A1:'camera256.comp'.A256</svg:desc>
                </draw:g>
              </table:table-cell>
              <table:table-cell office:value-type="float" office:value="3.67172808823956">
                <text:p>3.67172808823956</text:p>
                <draw:g>
                  <svg:desc>'camera256.comp'.B1:'camera256.comp'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2513948500401">
                <text:p>3.25139485004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1793383503964">
                <text:p>3.117933835039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02407498730743">
                <text:p>3.02407498730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5230800966212">
                <text:p>2.952308009662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5064623518307">
                <text:p>2.850646235183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80071707828238">
                <text:p>2.8007170782823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70243053644552">
                <text:p>2.702430536445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1489721603313">
                <text:p>2.614897216033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3042787502502">
                <text:p>2.630427875025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1995574848976">
                <text:p>2.4199557484897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35218251811136">
                <text:p>2.352182518111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32633586092875">
                <text:p>2.326335860928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31806333496276">
                <text:p>2.318063334962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16136800223497">
                <text:p>2.16136800223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.2380461031288">
                <text:p>2.23804610312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.38916608436453">
                <text:p>2.3891660843645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44404479591808">
                <text:p>2.4440447959180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.55144999797287">
                <text:p>2.55144999797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